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5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/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/>
          <table:table-cell table:style-name="Default"/>
          <table:table-cell table:number-columns-repeated="6"/>
        </table:table-row>
        <table:table-row table:style-name="ro10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/>
          <table:table-cell table:style-name="ce2" table:formula="of:=SUM([.B39:.F39])" office:value-type="float" office:value="18100">
            <text:p>18100</text:p>
          </table:table-cell>
          <table:table-cell table:formula="of:=SUM([.B56:.F56])" office:value-type="float" office:value="1248.09523809524">
            <text:p>1248.0952380952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248.09523809524">
            <text:p>1248.095238095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248.09523809524">
            <text:p>1248.095238095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248.09523809524">
            <text:p>1248.095238095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1248.09523809524">
            <text:p>1248.095238095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248.09523809524">
            <text:p>1248.095238095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248.09523809524">
            <text:p>1248.09523809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969.523809523809">
            <text:p>969.523809523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248.09523809524">
            <text:p>1248.09523809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248.09523809524">
            <text:p>1248.09523809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];[.C56];[.D56];[.F56])" office:value-type="float" office:value="905.238095238095">
            <text:p>90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248.09523809524">
            <text:p>1248.0952380952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969.523809523809">
            <text:p>969.5238095238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248.09523809524">
            <text:p>1248.0952380952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4" office:value-type="float" office:value="0">
            <text:p>0</text:p>
          </table:table-cell>
          <table:table-cell table:style-name="ce2"/>
          <table:table-cell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7/23/2015</text:date>, <text:time>11:4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23T11:43:31</dc:date>
    <meta:editing-duration>PT17H37M34S</meta:editing-duration>
    <meta:editing-cycles>600</meta:editing-cycles>
    <meta:generator>OpenOffice/4.1.1$Unix OpenOffice.org_project/411m6$Build-9775</meta:generator>
    <dc:creator>employee employee</dc:creator>
    <meta:document-statistic meta:table-count="5" meta:cell-count="1270" meta:object-count="0"/>
  </office:meta>
</office:document-meta>
</file>